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902AF6F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9252in" draw:z-index="0"><draw:image xlink:href="Pictures/100000000000040000000400902AF6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20:01:43.477646200</meta:creation-date>
    <dc:date>2025-11-29T20:04:28.319799400</dc:date>
    <meta:editing-duration>PT2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